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adornments="Bold"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Note_20_de_20_bas_20_de_20_page">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break-before="page"/>
    </style:style>
    <style:style style:name="P8" style:family="paragraph" style:parent-style-name="Standard" style:master-page-name="MP0">
      <style:paragraph-properties fo:text-align="start" style:justify-single-word="false" style:page-number="auto" fo:break-before="page"/>
      <style:text-properties fo:font-size="16pt" fo:font-weight="bold" style:font-size-asian="16pt" style:font-weight-asian="bold" style:font-size-complex="16pt"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Contents_20_3">
      <style:paragraph-properties>
        <style:tab-stops>
          <style:tab-stop style:position="15.002cm" style:type="right" style:leader-style="dotted" style:leader-text="."/>
        </style:tab-stops>
      </style:paragraph-properties>
    </style:style>
    <style:style style:name="P14" style:family="paragraph" style:parent-style-name="Contents_20_2">
      <style:paragraph-properties>
        <style:tab-stops>
          <style:tab-stop style:position="15.501cm" style:type="right" style:leader-style="dotted" style:leader-text="."/>
        </style:tab-stops>
      </style:paragraph-properties>
    </style:style>
    <style:style style:name="P15" style:family="paragraph" style:parent-style-name="Footnote">
      <style:paragraph-properties fo:margin-left="0cm" fo:margin-right="0cm" fo:text-indent="0cm" style:auto-text-indent="false"/>
    </style:style>
    <style:style style:name="P16" style:family="paragraph" style:parent-style-name="Contents_20_4">
      <style:paragraph-properties>
        <style:tab-stops>
          <style:tab-stop style:position="14.503cm" style:type="right" style:leader-style="dotted" style:leader-text="."/>
        </style:tab-stops>
      </style:paragraph-properties>
    </style:style>
    <style:style style:name="P17" style:family="paragraph" style:parent-style-name="Contents_20_5">
      <style:paragraph-properties>
        <style:tab-stops>
          <style:tab-stop style:position="14.004cm" style:type="right" style:leader-style="dotted" style:leader-text="."/>
        </style:tab-stops>
      </style:paragraph-properties>
    </style:style>
    <style:style style:name="T1" style:family="text">
      <style:text-properties style:font-name="Times New Roman" style:font-name-complex="Times New Roman"/>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é paris 8</text:p>
      <text:p text:style-name="P5">IUT MONTREUIL</text:p>
      <text:p text:style-name="P5"/>
      <text:p text:style-name="P6">Projet Bomberdose</text:p>
      <text:p text:style-name="P4">Réalisé par Quentin Leuly (GI), Francisco Micaelli (IN), Olivier Solliec (IN)</text:p>
      <text:p text:style-name="P4">Tuteur : Dario Vieira</text:p>
      <text:p text:style-name="P4">Le XX avril 2010</text:p>
      <text:p text:style-name="Standard"/>
      <text:p text:style-name="Standard">à mettre en page, j'ai la flemme</text:p>
      <text:p text:style-name="P7"/>
      <text:h text:style-name="P11" text:outline-level="1">Résumé du rapport</text:h>
      <text:p text:style-name="Standard">(on fera a la fin)</text:p>
      <text:p text:style-name="Standard"/>
      <text:h text:style-name="P11" text:outline-level="1">Summary</text:h>
      <text:p text:style-name="Standard">pareil</text:p>
      <text:p text:style-name="Standard"/>
      <text:p text:style-name="Standard"/>
      <text:p text:style-name="Standard"/>
      <text:table-of-content text:style-name="Sect1" text:name="Table of Contents1">
        <text:table-of-content-source text:outline-level="9">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Sommaire</text:p>
          </text:index-title>
          <text:p text:style-name="P12">Résumé du rapport<text:tab/>3</text:p>
          <text:p text:style-name="P12">Summary<text:tab/>4</text:p>
          <text:p text:style-name="P12">Introduction<text:tab/>6</text:p>
          <text:p text:style-name="P14">IJustification du projet<text:tab/>6</text:p>
          <text:p text:style-name="P14">IIAnalyse de l'existant<text:tab/>6</text:p>
          <text:p text:style-name="P13">AJeu original<text:tab/>6</text:p>
          <text:p text:style-name="P13">BProjets concurrents/voisins<text:tab/>6</text:p>
          <text:p text:style-name="P12">Développement<text:tab/>7</text:p>
          <text:p text:style-name="P14">ILa démarche<text:tab/>7</text:p>
          <text:p text:style-name="P14">IILa réalisation<text:tab/>7</text:p>
          <text:p text:style-name="P13">ALe cahier des charges<text:tab/>7</text:p>
          <text:p text:style-name="P13">BManuel utilisateur<text:tab/>8</text:p>
          <text:p text:style-name="P13">CLa conception générale et détaillée de l'application<text:tab/>8</text:p>
          <text:p text:style-name="P16">1La communication<text:tab/>8</text:p>
          <text:p text:style-name="P17">aCoté serveur<text:tab/>9</text:p>
          <text:p text:style-name="P17">bCôté client<text:tab/>9</text:p>
          <text:p text:style-name="P13">DLa réalisation et la validation de l'application (En gros c'est le codage, et les tests?)<text:tab/>9</text:p>
          <text:p text:style-name="P16">1Le C++<text:tab/>9</text:p>
          <text:p text:style-name="P16">2La SFML<text:tab/>9</text:p>
          <text:p text:style-name="P16">3Le moteur de jeu<text:tab/>9</text:p>
          <text:p text:style-name="P17">aBomberdose<text:tab/>10</text:p>
          <text:p text:style-name="P17">bServer<text:tab/>10</text:p>
        </text:index-body>
      </text:table-of-content>
      <text:p text:style-name="Standard"/>
      <text:p text:style-name="P7"/>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note text:id="ftn1" text:note-class="footnote"><text:note-citation>1</text:note-citation><text:note-body><text:p text:style-name="P1">Sourceforge.net, le c++ est en deuxième position avec 33520 projets après le java (42179), mars 2010</text:p></text:note-body></text:note>,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note text:id="ftn2" text:note-class="footnote"><text:note-citation>2</text:note-citation><text:note-body><text:p text:style-name="P1">http://code.google.com/p/bomberdose/</text:p></text:note-body></text:note> en licence new BSD<text:note text:id="ftn3" text:note-class="footnote"><text:note-citation>3</text:note-citation><text:note-body><text:p text:style-name="P1">Annexe 1 – Licence new BSD</text:p></text:note-body></text:note>), qui sont indispensables au bon déroulement d'un projet open-source.</text:p>
      <text:h text:style-name="Heading_20_2" text:outline-level="2">Analyse de l'existant</text:h>
      <text:h text:style-name="Heading_20_3" text:outline-level="3">Jeu original</text:h>
      <text:p text:style-name="P3">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note text:id="ftn4" text:note-class="footnote"><text:note-citation>4</text:note-citation><text:note-body><text:p text:style-name="P1">http://en.wikipedia.org/wiki/Bomberman</text:p></text:note-body></text:note>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note text:id="ftn5" text:note-class="footnote"><text:note-citation>5</text:note-citation><text:note-body><text:p text:style-name="P1">Bibliothèque pour le Java permettant l'implémentation de systèmes multi-agents, mettant à disposition de l'utilisateur des outils graphiques pour les phases de débugging et déploiement.</text:p></text:note-body></text:note>.</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p text:style-name="Text_20_body">Le développement du Bomberdose a été divisé en trois grandes parties. Le premier est le réseau, c’est-à-dire la communication entre plusieurs machines via des échanges de socket<text:note text:id="ftn6" text:note-class="footnote"><text:note-citation>6</text:note-citation><text:note-body><text:p text:style-name="P2"><text:s/>Modèle permettant la communication entre processus, aussi bien sur la même machine, qu’à travers une connexion réseau.</text:p></text:note-body></text:note>.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P9">La répartition des tâches</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note text:id="ftn9" text:note-class="footnote"><text:note-citation>7</text:note-citation><text:note-body><text:p text:style-name="Note_20_de_20_bas_20_de_20_page"><text:s/>Terme de management signifiant la date du commencement limite pour ne pas que le projet soit retardé.</text:p></text:note-body></text:note>».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note text:id="ftn7" text:note-class="footnote"><text:note-citation>8</text:note-citation><text:note-body><text:p text:style-name="Note_20_de_20_bas_20_de_20_page"><text:s/>Simple and Fast Multimedia Library, bibliothèque codé en C++ permettant l’implémentation simple et rapide d’élément pour les jeux 2D et 3D.</text:p></text:note-body></text:note>; le Bomberdose sera jouable sur différents systèmes d’exploitations, dont Linux et Windows ; le Bomberdose gérera le son, ainsi qu’une musique pendant une partie ; le Bomberdose se jouera en temps réel ; le Bomberdose gèrera les sprites<text:note text:id="ftn8" text:note-class="footnote"><text:note-citation>9</text:note-citation><text:note-body><text:p text:style-name="Note_20_de_20_bas_20_de_20_page"><text:s/>Terme désignant un élément graphique qui peut se déplacer sur l’écran.</text:p></text:note-body></text:note>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text:soft-page-break/>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p text:style-name="Standard"/>
      <text:h text:style-name="Heading_20_3" text:outline-level="3"><text:soft-page-break/>La conception générale et détaillée de l'application</text:h>
      <text:p text:style-name="Standard"/>
      <text:h text:style-name="Heading_20_4" text:outline-level="4">La communication</text:h>
      <text:p text:style-name="Text_20_body">La communication joue un rôle primordial dans le jeu du Bomberdose. En effet, les</text:p>
      <text:h text:style-name="Heading_20_5" text:outline-level="5">Coté serveur</text:h>
      <text:h text:style-name="Heading_20_5" text:outline-level="5">Côté client</text:h>
      <text:p text:style-name="Standard"/>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note text:id="ftn10" text:note-class="footnote"><text:note-citation>10</text:note-citation><text:note-body><text:p text:style-name="Note_20_de_20_bas_20_de_20_page"><text:s/>http://www.tiobe.com/index.php/content/paperinfo/tpci/index.html</text:p></text:note-body></text:note>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text:soft-page-break/>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 qui seront détaillées par la suite.</text:p>
      <text:p text:style-name="Standard"/>
      <text:h text:style-name="Heading_20_4" text:outline-level="4">Le moteur de jeu<text:note text:id="ftn0" text:note-class="footnote"><text:note-citation>11</text:note-citation><text:note-body><text:p text:style-name="P15"><text:s/>Se rapporter à l'annexe 2, Diagramme de classe Moteur</text:p></text:note-body></text:note></text:h>
      <text:p text:style-name="Text_20_body">Le concept de « moteur de jeu » est très flou. La définition générale est « Un moteur de jeu est le regroupement de l'ensemble des moteurs spécialisés nécessaires à la réalisation d'un jeu<text:note text:id="ftn11" text:note-class="footnote"><text:note-citation>12</text:note-citation><text:note-body><text:p text:style-name="Note_20_de_20_bas_20_de_20_page"><text:s/><text:span text:style-name="Police_20_par_20_défaut"><text:span text:style-name="T1">http://fr.wikipedia.org/wiki/Moteur_de_jeux</text:span></text:span></text:p></text:note-body></text:note>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traitées. De plus, l'accès à cet attribut permet de récupérer les informations importantes au déroulement d'une partie, qui seront envoyées aux cl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adornments="Bold"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style:text-properties style:font-name="Arial" fo:font-size="18pt"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normal" fo:font-weight="bold" style:font-style-asian="italic" style:font-weight-asian="normal" style:font-style-complex="italic" style:font-weight-complex="normal"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eading_20_3" style:display-name="Heading 3" style:family="paragraph" style:parent-style-name="Heading" style:next-style-name="Text_20_body" style:default-outline-level="3" style:class="text" style:master-page-name="">
      <style:paragraph-properties fo:margin-left="0cm" fo:margin-right="0cm" fo:hyphenation-ladder-count="no-limit" fo:text-indent="0.75cm" style:auto-text-indent="false" style:page-number="auto"/>
      <style:text-properties fo:font-size="12pt"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text-indent="0.75cm" style:auto-text-indent="false">
        <style:tab-stops/>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text-indent="0.499cm" style:auto-text-indent="false">
        <style:tab-stops/>
      </style:paragraph-properties>
      <style:text-properties fo:font-size="12pt"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11</text:page-number>/<text:page-count>11</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4T12:46:57</dc:date>
    <meta:editing-cycles>122</meta:editing-cycles>
    <meta:editing-duration>PT11H21M30S</meta:editing-duration>
    <meta:document-statistic meta:table-count="0" meta:image-count="0" meta:object-count="0" meta:page-count="11" meta:paragraph-count="107" meta:word-count="2234" meta:character-count="13653"/>
    <meta:template xlink:type="simple" xlink:actuate="onRequest" xlink:title="" xlink:href="Normal.dotm"/>
  </office:meta>
</office:document-meta>
</file>